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BeanFactoryInitializationAotProcessor.extractFromBeanFactory( ConfigurableListableBeanFactory bea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HintsBeanFactoryInitializationAotProcessor.extractFromBeanDefinition( String beanName , ImportRuntimeHints anno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HintsRegistrarContribution.RuntimeHintsRegistrarContribution( Iterable &lt; RuntimeHintsRegistrar &gt; registrars , @ Nullable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HintsRegistrarContribution.applyTo( GenerationContext generationContext , BeanFactoryInitializationCode beanFactoryInitialization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HintsBeanFactoryInitializationAotProcessor.processAheadOfTime( ConfigurableListable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